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80.77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8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ing-commonBrowserTestUtils.js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3" table:number-columns-repeated="34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/>
          <table:table-cell office:value-type="string" calcext:value-type="string">
            <text:p>resource://testing-common/BrowserTestUtils.jsm</text:p>
          </table:table-cell>
          <table:table-cell table:number-columns-repeated="2"/>
          <table:table-cell office:value-type="string" calcext:value-type="string">
            <text:p>resource://testing-common/BrowserTestUtils.jsm</text:p>
          </table:table-cell>
          <table:table-cell table:number-columns-repeated="11"/>
          <table:table-cell office:value-type="string" calcext:value-type="string">
            <text:p>resource://testing-common/BrowserTestUtils.jsm</text:p>
          </table:table-cell>
          <table:table-cell/>
          <table:table-cell office:value-type="string" calcext:value-type="string">
            <text:p>resource://testing-common/BrowserTestUtils.jsm</text:p>
          </table:table-cell>
          <table:table-cell table:number-columns-repeated="10"/>
          <table:table-cell office:value-type="string" calcext:value-type="string">
            <text:p>resource://testing-common/BrowserTestUtils.jsm</text:p>
          </table:table-cell>
          <table:table-cell table:number-columns-repeated="3"/>
          <table:table-cell office:value-type="string" calcext:value-type="string">
            <text:p>resource://testing-common/BrowserTestUtils.jsm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1"/>
          <table:table-cell office:value-type="float" office:value="79" calcext:value-type="float">
            <text:p>7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11"/>
          <table:table-cell office:value-type="float" office:value="80" calcext:value-type="float">
            <text:p>80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1"/>
          <table:table-cell office:value-type="float" office:value="81" calcext:value-type="float">
            <text:p>8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1"/>
          <table:table-cell office:value-type="float" office:value="82" calcext:value-type="float">
            <text:p>8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11"/>
          <table:table-cell office:value-type="float" office:value="93" calcext:value-type="float">
            <text:p>93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11"/>
          <table:table-cell office:value-type="float" office:value="94" calcext:value-type="float">
            <text:p>9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1"/>
          <table:table-cell office:value-type="float" office:value="97" calcext:value-type="float">
            <text:p>9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1"/>
          <table:table-cell office:value-type="float" office:value="83" calcext:value-type="float">
            <text:p>83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1"/>
          <table:table-cell office:value-type="float" office:value="88" calcext:value-type="float">
            <text:p>88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1"/>
          <table:table-cell office:value-type="float" office:value="113" calcext:value-type="float">
            <text:p>11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"/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"/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1"/>
          <table:table-cell office:value-type="float" office:value="121" calcext:value-type="float">
            <text:p>121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0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1"/>
          <table:table-cell office:value-type="float" office:value="126" calcext:value-type="float">
            <text:p>126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14"/>
          <table:table-cell office:value-type="float" office:value="114" calcext:value-type="float">
            <text:p>114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14"/>
          <table:table-cell office:value-type="float" office:value="117" calcext:value-type="float">
            <text:p>117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0"/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14"/>
          <table:table-cell office:value-type="float" office:value="115" calcext:value-type="float">
            <text:p>11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14"/>
          <table:table-cell office:value-type="float" office:value="116" calcext:value-type="float">
            <text:p>116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10"/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14"/>
          <table:table-cell office:value-type="float" office:value="150" calcext:value-type="float">
            <text:p>150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0"/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4"/>
          <table:table-cell office:value-type="float" office:value="151" calcext:value-type="float">
            <text:p>151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10"/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14"/>
          <table:table-cell office:value-type="float" office:value="162" calcext:value-type="float">
            <text:p>162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0"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14"/>
          <table:table-cell office:value-type="float" office:value="171" calcext:value-type="float">
            <text:p>171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"/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14"/>
          <table:table-cell office:value-type="float" office:value="152" calcext:value-type="float">
            <text:p>152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10"/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14"/>
          <table:table-cell office:value-type="float" office:value="153" calcext:value-type="float">
            <text:p>153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"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14"/>
          <table:table-cell office:value-type="float" office:value="163" calcext:value-type="float">
            <text:p>163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10"/>
          <table:table-cell office:value-type="float" office:value="151" calcext:value-type="float">
            <text:p>151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14"/>
          <table:table-cell office:value-type="float" office:value="164" calcext:value-type="float">
            <text:p>164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0"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14"/>
          <table:table-cell office:value-type="float" office:value="170" calcext:value-type="float">
            <text:p>170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10"/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14"/>
          <table:table-cell office:value-type="float" office:value="165" calcext:value-type="float">
            <text:p>165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10"/>
          <table:table-cell office:value-type="float" office:value="152" calcext:value-type="float">
            <text:p>152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14"/>
          <table:table-cell office:value-type="float" office:value="166" calcext:value-type="float">
            <text:p>166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0"/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14"/>
          <table:table-cell office:value-type="float" office:value="167" calcext:value-type="float">
            <text:p>167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14"/>
          <table:table-cell office:value-type="float" office:value="168" calcext:value-type="float">
            <text:p>168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10"/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number-columns-repeated="16"/>
          <table:table-cell office:value-type="float" office:value="170" calcext:value-type="float">
            <text:p>170</text:p>
          </table:table-cell>
          <table:table-cell table:number-columns-repeated="10"/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number-columns-repeated="16"/>
          <table:table-cell office:value-type="float" office:value="165" calcext:value-type="float">
            <text:p>165</text:p>
          </table:table-cell>
          <table:table-cell table:number-columns-repeated="10"/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number-columns-repeated="16"/>
          <table:table-cell office:value-type="float" office:value="166" calcext:value-type="float">
            <text:p>166</text:p>
          </table:table-cell>
          <table:table-cell table:number-columns-repeated="10"/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number-columns-repeated="16"/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number-columns-repeated="16"/>
          <table:table-cell office:value-type="float" office:value="168" calcext:value-type="float">
            <text:p>168</text:p>
          </table:table-cell>
          <table:table-cell table:number-columns-repeated="10"/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number-columns-repeated="27"/>
          <table:table-cell office:value-type="float" office:value="427" calcext:value-type="float">
            <text:p>427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number-columns-repeated="27"/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number-columns-repeated="27"/>
          <table:table-cell office:value-type="float" office:value="428" calcext:value-type="float">
            <text:p>428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27"/>
          <table:table-cell office:value-type="float" office:value="443" calcext:value-type="float">
            <text:p>443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27"/>
          <table:table-cell office:value-type="float" office:value="429" calcext:value-type="float">
            <text:p>429</text:p>
          </table:table-cell>
          <table:table-cell table:number-columns-repeated="3"/>
          <table:table-cell office:value-type="float" office:value="523" calcext:value-type="float">
            <text:p>52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number-columns-repeated="27"/>
          <table:table-cell office:value-type="float" office:value="430" calcext:value-type="float">
            <text:p>430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number-columns-repeated="27"/>
          <table:table-cell office:value-type="float" office:value="433" calcext:value-type="float">
            <text:p>433</text:p>
          </table:table-cell>
          <table:table-cell table:number-columns-repeated="3"/>
          <table:table-cell office:value-type="float" office:value="526" calcext:value-type="float">
            <text:p>52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27"/>
          <table:table-cell office:value-type="float" office:value="434" calcext:value-type="float">
            <text:p>434</text:p>
          </table:table-cell>
          <table:table-cell table:number-columns-repeated="3"/>
          <table:table-cell office:value-type="float" office:value="538" calcext:value-type="float">
            <text:p>5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number-columns-repeated="27"/>
          <table:table-cell office:value-type="float" office:value="442" calcext:value-type="float">
            <text:p>442</text:p>
          </table:table-cell>
          <table:table-cell table:number-columns-repeated="3"/>
          <table:table-cell office:value-type="float" office:value="527" calcext:value-type="float">
            <text:p>52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31"/>
          <table:table-cell office:value-type="float" office:value="528" calcext:value-type="float">
            <text:p>5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number-columns-repeated="31"/>
          <table:table-cell office:value-type="float" office:value="533" calcext:value-type="float">
            <text:p>53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number-columns-repeated="31"/>
          <table:table-cell office:value-type="float" office:value="535" calcext:value-type="float">
            <text:p>53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31"/>
          <table:table-cell office:value-type="float" office:value="536" calcext:value-type="float">
            <text:p>536</text:p>
          </table:table-cell>
          <table:table-cell table:number-columns-repeated="28"/>
        </table:table-row>
        <table:table-row table:style-name="ro1">
          <table:table-cell table:number-columns-repeated="33"/>
          <table:table-cell office:value-type="float" office:value="529" calcext:value-type="float">
            <text:p>529</text:p>
          </table:table-cell>
          <table:table-cell table:number-columns-repeated="28"/>
        </table:table-row>
        <table:table-row table:style-name="ro1">
          <table:table-cell table:number-columns-repeated="33"/>
          <table:table-cell office:value-type="float" office:value="530" calcext:value-type="float">
            <text:p>530</text:p>
          </table:table-cell>
          <table:table-cell table:number-columns-repeated="28"/>
        </table:table-row>
        <table:table-row table:style-name="ro1">
          <table:table-cell table:number-columns-repeated="33"/>
          <table:table-cell office:value-type="float" office:value="531" calcext:value-type="float">
            <text:p>531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01:54.527000000</dc:date>
    <meta:editing-duration>PT53S</meta:editing-duration>
    <meta:editing-cycles>1</meta:editing-cycles>
    <meta:document-statistic meta:table-count="1" meta:cell-count="289" meta:object-count="0"/>
    <meta:generator>LibreOffice/5.1.0.3$Windows_x86 LibreOffice_project/5e3e00a007d9b3b6efb6797a8b8e57b51ab1f737</meta:generator>
  </office:meta>
</office:document-meta>
</file>